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ans Light" svg:font-family="'Merriweather Sans 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tyle="normal" officeooo:rsid="0004ee27" officeooo:paragraph-rsid="0004ee27" style:font-style-asian="normal" style:font-style-complex="normal"/>
    </style:style>
    <style:style style:name="P2" style:family="paragraph" style:parent-style-name="Standard">
      <style:text-properties style:font-name="Calibri" officeooo:rsid="0004ee27" officeooo:paragraph-rsid="0004ee27"/>
    </style:style>
    <style:style style:name="P3" style:family="paragraph" style:parent-style-name="Standard">
      <style:text-properties style:font-name="Merriweather Sans Light" fo:font-style="italic" officeooo:paragraph-rsid="0004ee27" style:font-style-asian="italic" style:font-style-complex="italic"/>
    </style:style>
    <style:style style:name="P4" style:family="paragraph" style:parent-style-name="Standard">
      <style:text-properties style:font-name="Inter" officeooo:paragraph-rsid="0004ee27"/>
    </style:style>
    <style:style style:name="P5" style:family="paragraph" style:parent-style-name="Standard">
      <style:text-properties style:font-name="Inter" officeooo:rsid="0004ee27" officeooo:paragraph-rsid="0004ee27"/>
    </style:style>
    <style:style style:name="P6" style:family="paragraph" style:parent-style-name="Standard">
      <style:text-properties style:font-name="Inter" style:text-underline-style="solid" style:text-underline-width="auto" style:text-underline-color="font-color" officeooo:rsid="0005f263" officeooo:paragraph-rsid="0005f263"/>
    </style:style>
    <style:style style:name="P7" style:family="paragraph" style:parent-style-name="Standard">
      <style:text-properties style:font-name="Inter" style:text-underline-style="none" officeooo:rsid="0005f263" officeooo:paragraph-rsid="0005f263"/>
    </style:style>
    <style:style style:name="P8" style:family="paragraph" style:parent-style-name="Standard">
      <style:text-properties style:font-name="Inter" officeooo:paragraph-rsid="0005f263"/>
    </style:style>
    <style:style style:name="P9" style:family="paragraph" style:parent-style-name="Standard">
      <loext:graphic-properties draw:fill-gradient-name="gradient" draw:fill-hatch-name="hatch"/>
      <style:paragraph-properties fo:padding="0.199cm" fo:border-left="1.5pt solid #000000" fo:border-right="none" fo:border-top="none" fo:border-bottom="none"/>
      <style:text-properties style:font-name="Merriweather Sans Light" fo:font-size="14pt" fo:font-style="normal" officeooo:paragraph-rsid="0004ee27" style:font-size-asian="14pt" style:font-style-asian="normal" style:font-size-complex="14pt" style:font-style-complex="normal"/>
    </style:style>
    <style:style style:name="P10" style:family="paragraph" style:parent-style-name="Standard">
      <style:text-properties style:font-name="Inter" officeooo:rsid="0006e3cd" officeooo:paragraph-rsid="0006e3cd"/>
    </style:style>
    <style:style style:name="P11" style:family="paragraph" style:parent-style-name="Standard">
      <style:text-properties style:font-name="Inter" officeooo:rsid="000acca3" officeooo:paragraph-rsid="000acca3"/>
    </style:style>
    <style:style style:name="T1" style:family="text">
      <style:text-properties fo:font-style="normal" officeooo:rsid="0004ee27" style:font-style-asian="normal" style:font-style-complex="normal"/>
    </style:style>
    <style:style style:name="T2" style:family="text">
      <style:text-properties fo:font-style="normal" officeooo:rsid="0005f263"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05f263" style:font-style-asian="normal" style:font-style-complex="normal"/>
    </style:style>
    <style:style style:name="T5" style:family="text">
      <style:text-properties fo:font-style="normal" style:text-underline-style="none" officeooo:rsid="0006e3cd" style:font-style-asian="normal" style:font-style-complex="normal"/>
    </style:style>
    <style:style style:name="T6" style:family="text">
      <style:text-properties fo:font-style="normal" style:text-underline-style="none" officeooo:rsid="00082ba4" style:font-style-asian="normal" style:font-style-complex="normal"/>
    </style:style>
    <style:style style:name="T7" style:family="text">
      <style:text-properties fo:font-style="normal" style:text-underline-style="none" officeooo:rsid="000acca3" style:font-style-asian="normal" style:font-style-complex="normal"/>
    </style:style>
    <style:style style:name="T8" style:family="text">
      <style:text-properties style:text-underline-style="none" officeooo:rsid="0005f263"/>
    </style:style>
    <style:style style:name="T9" style:family="text">
      <style:text-properties style:text-underline-style="none" officeooo:rsid="0006e3cd"/>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05f263" style:font-style-asian="italic" style:font-style-complex="italic"/>
    </style:style>
    <style:style style:name="T12" style:family="text">
      <style:text-properties officeooo:rsid="00082b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3"/>
      <text:p text:style-name="P4"><text:span text:style-name="T1">There is no doubt in my mind. I am addicted to vinyl, buying, listening to, coveting – the groaning shelves of our house speak for themselves. This addiction has some unintended consequences. I cannot pass a charity shop, it must be explored and, even if there are no records </text:span><text:span text:style-name="T2">on show</text:span><text:span text:style-name="T1">, it is always worth checking with someone. “Are there any records in the back?”. Don’t ask. Don’t get. When records are 50p or a quid it is easy to justify the acquisition of the Big Big Sounds of Chaquito. And Top TV Themes</text:span>. And so on. And on.</text:p>
      <text:p text:style-name="P4"/>
      <text:p text:style-name="P5">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2"/>
      <text:p text:style-name="P6">Lockwood and Hamlyn</text:p>
      <text:p text:style-name="P6"/>
      <text:p text:style-name="P7">In 1965 Joseph Lockwood went to America and saw first hand a new technique for mass marketing recorded music. <text:span text:style-name="T12">This was the birth of Music for Pleasure.</text:span></text:p>
      <text:p text:style-name="P7"/>
      <text:p text:style-name="P8"><text:span text:style-name="T8">Joseph Lockwood, by account, was not a record man. At one point when a</text:span>sked for his favourite records, he just said: ‘The ones that sell.’ <text:span text:style-name="T8"><text:s/>He had been an industrial designer of flour mills, this was his initial area of expertise where he literally wrote the book, Flour Milling (1945), on the subject. During the mid 1950s. </text:span><text:span text:style-name="T9">W</text:span><text:span text:style-name="T8">hen EMI were in a slump he was encouraged to take over as chairman of their board. He was said to be of “inspiring, single-minded, decisive, fiery character” (</text:span><text:span text:style-name="T11">EMI First Hundred Years p.150</text:span><text:span text:style-name="T4">) and he significantly </text:span><text:span text:style-name="T5">streamlin</text:span><text:span text:style-name="T4">ed operations at EMI during the years 1954 – 1979. </text:span><text:span text:style-name="T5">Any loss making operation was canned. Manufacture of television, record players and radios stopped. The focus was on the rapid expansion of the money making business of recorded music. </text:span></text:p>
      <text:p text:style-name="P8"/>
      <text:p text:style-name="P10"><text:span text:style-name="T3">There were huge changes in a number of areas of retail in the 1960s. The article </text:span><text:span text:style-name="T10">A distribution revolution: Changes in music distribution in the UK 1950-75</text:span><text:span text:style-name="T3"> (Kevin D. </text:span><text:soft-page-break/><text:span text:style-name="T3">Tennent) goes into significant detail about the specifics of these changes in the music industry and is well worth a read. Even just to get a historic outlook on arguments that continue to happen today around the introduction of any new </text:span><text:span text:style-name="T6">distribution </text:span><text:span text:style-name="T3">technology </text:span><text:span text:style-name="T6">to the music industry</text:span><text:span text:style-name="T3">. One of the big changes in the 1960s, and the change that Joseph Lockwood had noticed first hand on his trip the US was that of rack jobbing. </text:span><text:span text:style-name="T7">The music industry though was not unique in responding to changes in the consumer landscape of the 1960s.</text:span></text:p>
      <text:p text:style-name="P10"><text:span text:style-name="T3"/></text:p>
      <text:p text:style-name="P11"><text:span text:style-name="T3">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text:span></text:p>
      <text:p text:style-name="P11"><text:span text:style-name="T3"/></text:p>
      <text:p text:style-name="P11"><text:span text:style-name="T3">As an aside, an example of his brilliance was his deal over the right to publish the English language </text:span><text:span text:style-name="T10">Larousse Gastronomique </text:span><text:span text:style-name="T3">for £1,000</text:span><text:span text:style-name="T10"> – </text:span><text:span text:style-name="T3">this he would turn into millions. Both of these astute businessmen then were well placed with the right skills to create Music for Pleasure.</text:span></text:p>
      <text:p text:style-name="P11"><text:span text:style-name="T3"/></text:p>
      <text:p text:style-name="P11"><text:span text:style-name="T3"/></text:p>
      <text:p text:style-name="P11"><text:span text:style-name="T3"/></text:p>
      <text:p text:style-name="P11"><text:span text:style-name="T3"/></text:p>
      <text:p text:style-name="P8"/>
      <text:p text:style-name="P2"/>
      <text:p text:style-name="P2"/>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ans Light" svg:font-family="'Merriweather Sans Light'"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5T09:30:19.074000000</meta:creation-date>
    <dc:date>2025-11-22T09:44:18.476000000</dc:date>
    <meta:editing-duration>PT4H5M16S</meta:editing-duration>
    <meta:editing-cycles>6</meta:editing-cycles>
    <meta:generator>LibreOffice/7.5.3.2$Windows_X86_64 LibreOffice_project/9f56dff12ba03b9acd7730a5a481eea045e468f3</meta:generator>
    <meta:document-statistic meta:table-count="0" meta:image-count="0" meta:object-count="0" meta:page-count="2" meta:paragraph-count="9" meta:word-count="779" meta:character-count="4456" meta:non-whitespace-character-count="3678"/>
  </office:meta>
</office:document-meta>
</file>